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F" svg:font-family="" style:font-family-generic="roman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Copy_20_of_20_Sheet1">
      <style:table-properties table:display="true" style:writing-mode="lr-tb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7.102in" svg:height="3.9945in" svg:x="4.2894in" svg:y="4.8161in">
            <draw:object draw:notify-on-update-of-ranges="Sheet1.A2:Sheet1.A51 Sheet1.A2:Sheet1.A51 Sheet1.B1:Sheet1.B1 Sheet1.B2:Sheet1.B51 Sheet1.A2:Sheet1.A51 Sheet1.C1:Sheet1.C1 Sheet1.C2:Sheet1.C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389in" svg:height="4.1559in" svg:x="8in" svg:y="0.487in">
            <draw:object draw:notify-on-update-of-ranges="Sheet1.E7:Sheet1.E7 Sheet1.E8:Sheet1.E13 Sheet1.F7:Sheet1.F7 Sheet1.F8:Sheet1.F13 Sheet1.G7:Sheet1.G7 Sheet1.G8:Sheet1.G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4" table:default-cell-style-name="Default"/>
        <table:table-row table:style-name="ro1">
          <table:table-cell table:style-name="ce2" office:value-type="string" calcext:value-type="string">
            <text:p>Labels</text:p>
          </table:table-cell>
          <table:table-cell table:style-name="ce1" office:value-type="string" calcext:value-type="string">
            <text:p>Series 1</text:p>
          </table:table-cell>
          <table:table-cell table:style-name="ce1" office:value-type="string" calcext:value-type="string">
            <text:p>Series 2</text:p>
          </table:table-cell>
          <table:table-cell table:number-columns-repeated="2"/>
          <table:table-cell office:value-type="string" calcext:value-type="string">
            <text:p>Series 1</text:p>
          </table:table-cell>
          <table:table-cell office:value-type="string" calcext:value-type="string">
            <text:p>Series 2</text:p>
          </table:table-cell>
          <table:table-cell table:number-columns-repeated="5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5" calcext:value-type="float">
            <text:p>25</text:p>
          </table:table-cell>
          <table:table-cell/>
          <table:table-cell office:value-type="string" calcext:value-type="string">
            <text:p>MIN</text:p>
          </table:table-cell>
          <table:table-cell table:formula="of:=MIN([.B2:.B51])" office:value-type="float" office:value="2" calcext:value-type="float">
            <text:p>2</text:p>
          </table:table-cell>
          <table:table-cell table:formula="of:=MIN([.C2:.C5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8" calcext:value-type="float">
            <text:p>88</text:p>
          </table:table-cell>
          <table:table-cell/>
          <table:table-cell office:value-type="string" calcext:value-type="string">
            <text:p>AVG</text:p>
          </table:table-cell>
          <table:table-cell table:formula="of:=AVERAGE([.B2:.B51])" office:value-type="float" office:value="46.84" calcext:value-type="float">
            <text:p>46.84</text:p>
          </table:table-cell>
          <table:table-cell table:formula="of:=AVERAGE([.C2:.C51])" office:value-type="float" office:value="45.78" calcext:value-type="float">
            <text:p>45.78</text:p>
          </table:table-cell>
          <table:table-cell table:number-columns-repeated="5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65" calcext:value-type="float">
            <text:p>65</text:p>
          </table:table-cell>
          <table:table-cell/>
          <table:table-cell office:value-type="string" calcext:value-type="string">
            <text:p>MAX</text:p>
          </table:table-cell>
          <table:table-cell table:formula="of:=MAX([.B2:.B51])" office:value-type="float" office:value="98" calcext:value-type="float">
            <text:p>98</text:p>
          </table:table-cell>
          <table:table-cell table:formula="of:=MAX([.C2:.C51])" office:value-type="float" office:value="100" calcext:value-type="float">
            <text:p>100</text:p>
          </table:table-cell>
          <table:table-cell table:number-columns-repeated="5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office:value-type="string" calcext:value-type="string">
            <text:p>STD</text:p>
          </table:table-cell>
          <table:table-cell table:formula="of:=COM.MICROSOFT.STDEV.S([.B2:.B51])" office:value-type="float" office:value="27.4102319641139" calcext:value-type="float">
            <text:p>27.4102319641139</text:p>
          </table:table-cell>
          <table:table-cell table:formula="of:=COM.MICROSOFT.STDEV.S([.C2:.C51])" office:value-type="float" office:value="31.1574605341767" calcext:value-type="float">
            <text:p>31.1574605341767</text:p>
          </table:table-cell>
          <table:table-cell table:number-columns-repeated="5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6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51" calcext:value-type="float">
            <text:p>51</text:p>
          </table:table-cell>
          <table:table-cell/>
          <table:table-cell table:style-name="ce2" office:value-type="string" calcext:value-type="string">
            <text:p>Labels</text:p>
          </table:table-cell>
          <table:table-cell table:style-name="ce1" office:value-type="string" calcext:value-type="string">
            <text:p>Series 1</text:p>
          </table:table-cell>
          <table:table-cell table:style-name="ce1" office:value-type="string" calcext:value-type="string">
            <text:p>Series 2</text:p>
          </table:table-cell>
          <table:table-cell table:number-columns-repeated="5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IF([.$B$2:.$B$51];&quot;&gt;=&quot;&amp;[.E8])-COUNTIF([.$B$2:.$B$51];&quot;&gt;=&quot;&amp;[.E9])" office:value-type="float" office:value="9" calcext:value-type="float">
            <text:p>9</text:p>
          </table:table-cell>
          <table:table-cell table:formula="of:=COUNTIF([.$C$2:.$C$51];&quot;&gt;=&quot;&amp;[.E8])-COUNTIF([.$C$2:.$C$51];&quot;&gt;=&quot;&amp;[.E9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3" calcext:value-type="float">
            <text:p>83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UNTIF([.$B$2:.$B$51];&quot;&gt;=&quot;&amp;[.E9])-COUNTIF([.$B$2:.$B$51];&quot;&gt;=&quot;&amp;[.E10])" office:value-type="float" office:value="15" calcext:value-type="float">
            <text:p>15</text:p>
          </table:table-cell>
          <table:table-cell table:formula="of:=COUNTIF([.$C$2:.$C$51];&quot;&gt;=&quot;&amp;[.E9])-COUNTIF([.$C$2:.$C$51];&quot;&gt;=&quot;&amp;[.E10])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UNTIF([.$B$2:.$B$51];&quot;&gt;=&quot;&amp;[.E10])-COUNTIF([.$B$2:.$B$51];&quot;&gt;=&quot;&amp;[.E11])" office:value-type="float" office:value="11" calcext:value-type="float">
            <text:p>11</text:p>
          </table:table-cell>
          <table:table-cell table:formula="of:=COUNTIF([.$C$2:.$C$51];&quot;&gt;=&quot;&amp;[.E10])-COUNTIF([.$C$2:.$C$51];&quot;&gt;=&quot;&amp;[.E11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8" calcext:value-type="float">
            <text:p>98</text:p>
          </table:table-cell>
          <table:table-cell/>
          <table:table-cell office:value-type="float" office:value="60" calcext:value-type="float">
            <text:p>60</text:p>
          </table:table-cell>
          <table:table-cell table:formula="of:=COUNTIF([.$B$2:.$B$51];&quot;&gt;=&quot;&amp;[.E11])-COUNTIF([.$B$2:.$B$51];&quot;&gt;=&quot;&amp;[.E12])" office:value-type="float" office:value="6" calcext:value-type="float">
            <text:p>6</text:p>
          </table:table-cell>
          <table:table-cell table:formula="of:=COUNTIF([.$C$2:.$C$51];&quot;&gt;=&quot;&amp;[.E11])-COUNTIF([.$C$2:.$C$51];&quot;&gt;=&quot;&amp;[.E12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2" calcext:value-type="float">
            <text:p>52</text:p>
          </table:table-cell>
          <table:table-cell/>
          <table:table-cell office:value-type="float" office:value="80" calcext:value-type="float">
            <text:p>80</text:p>
          </table:table-cell>
          <table:table-cell table:formula="of:=COUNTIF([.$B$2:.$B$51];&quot;&gt;=&quot;&amp;[.E12])-COUNTIF([.$B$2:.$B$51];&quot;&gt;=&quot;&amp;[.E13])" office:value-type="float" office:value="9" calcext:value-type="float">
            <text:p>9</text:p>
          </table:table-cell>
          <table:table-cell table:formula="of:=COUNTIF([.$C$2:.$C$51];&quot;&gt;=&quot;&amp;[.E12])-COUNTIF([.$C$2:.$C$51];&quot;&gt;=&quot;&amp;[.E13])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26" calcext:value-type="float">
            <text:p>26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COUNTIF([.$B$2:.$B$51];&quot;&gt;=&quot;&amp;[.E13])-COUNTIF([.$B$2:.$B$51];&quot;&gt;=&quot;&amp;[.E14])" office:value-type="float" office:value="0" calcext:value-type="float">
            <text:p>0</text:p>
          </table:table-cell>
          <table:table-cell table:formula="of:=COUNTIF([.$C$2:.$C$51];&quot;&gt;=&quot;&amp;[.E13])-COUNTIF([.$C$2:.$C$51];&quot;&gt;=&quot;&amp;[.E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6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6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6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6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6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6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6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6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6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6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6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43" calcext:value-type="float">
            <text:p>43</text:p>
          </table:table-cell>
          <table:table-cell table:number-columns-repeated="6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6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6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6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6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6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6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6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6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6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6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6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6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6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61"/>
        </table:table-row>
        <table:table-row table:style-name="ro2" table:number-rows-repeated="104852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F" svg:font-family="" style:font-family-generic="roman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 number:title="User-defined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2">00/00/0000</text:date>, <text:time style:data-style-name="N2" text:time-value="21:59:23.2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py_20_of_20_Sheet1" style:display-name="PageStyle_Copy of 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  <dc:date>2020-08-12T22:43:45.434000000</dc:date>
    <meta:editing-duration>PT22M23S</meta:editing-duration>
    <meta:editing-cycles>3</meta:editing-cycles>
    <meta:document-statistic meta:table-count="1" meta:cell-count="188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2">
      <style:text-properties fo:color="#023f62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4" style:family="chart" style:data-style-name="N2">
      <style:text-properties fo:color="#fc5c0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04cm" svg:height="10.147cm" xlink:href=".." xlink:type="simple" chart:class="chart:scatter" chart:column-mapping="0 1" chart:style-name="ch1">
        <chart:title svg:x="6.386cm" svg:y="0.338cm" chart:style-name="ch2">
          <text:p>Randomized Data Points</text:p>
        </chart:title>
        <chart:legend chart:legend-position="end" svg:x="14.05cm" svg:y="4.015cm" style:legend-expansion="high" chart:style-name="ch3"/>
        <chart:plot-area chart:style-name="ch4" table:cell-range-address="Sheet1.A1:Sheet1.C51" chart:data-source-has-labels="both" svg:x="1.361cm" svg:y="1.345cm" svg:width="12.329cm" svg:height="7.629cm">
          <chartooo:coordinate-region svg:x="1.993cm" svg:y="1.547cm" svg:width="11.314cm" svg:height="6.774cm"/>
          <chart:axis chart:dimension="x" chart:name="primary-x" chart:style-name="ch5" chartooo:axis-type="auto">
            <chart:title svg:x="6.812cm" svg:y="9.176cm" chart:style-name="ch6">
              <text:p>Datapoint</text:p>
            </chart:title>
            <chart:categories table:cell-range-address="Sheet1.A2:Sheet1.A51"/>
          </chart:axis>
          <chart:axis chart:dimension="y" chart:name="primary-y" chart:style-name="ch5">
            <chart:title svg:x="0.451cm" svg:y="6.306cm" chart:style-name="ch7">
              <text:p>Datapoint Value</text:p>
            </chart:title>
            <chart:grid chart:style-name="ch8" chart:class="major"/>
          </chart:axis>
          <chart:series chart:style-name="ch9" chart:values-cell-range-address="Sheet1.B2:Sheet1.B51" chart:label-cell-address="Sheet1.B1:Sheet1.B1" chart:class="chart:scatter">
            <chart:domain table:cell-range-address="Sheet1.A2:Sheet1.A51"/>
            <chart:regression-curve chart:style-name="ch10">
              <chart:equation chart:display-equation="true" chart:display-r-square="false" svg:x="9.756cm" svg:y="4.221cm" chart:style-name="ch11"/>
            </chart:regression-curve>
            <chart:data-point chart:repeated="50"/>
          </chart:series>
          <chart:series chart:style-name="ch12" chart:values-cell-range-address="Sheet1.C2:Sheet1.C51" chart:label-cell-address="Sheet1.C1:Sheet1.C1" chart:class="chart:scatter">
            <chart:regression-curve chart:style-name="ch13">
              <chart:equation chart:display-equation="true" chart:display-r-square="false" svg:x="10.718cm" svg:y="6.069cm" chart:style-name="ch14"/>
            </chart:regression-curve>
            <chart:data-point chart:repeated="5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ries 1</text:p>
                <draw:g>
                  <svg:desc>Sheet1.B1:Sheet1.B1</svg:desc>
                </draw:g>
              </table:table-cell>
              <table:table-cell office:value-type="string">
                <text:p>Series 2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51</svg:desc>
                </draw:g>
              </table:table-cell>
              <table:table-cell office:value-type="float" office:value="1">
                <text:p>1</text:p>
                <draw:g>
                  <svg:desc>Sheet1.A2:Sheet1.A51</svg:desc>
                </draw:g>
              </table:table-cell>
              <table:table-cell office:value-type="float" office:value="37">
                <text:p>37</text:p>
                <draw:g>
                  <svg:desc>Sheet1.B2:Sheet1.B51</svg:desc>
                </draw:g>
              </table:table-cell>
              <table:table-cell office:value-type="float" office:value="25">
                <text:p>25</text:p>
                <draw:g>
                  <svg:desc>Sheet1.C2:Sheet1.C5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7">
                <text:p>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1">
                <text:p>9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7">
                <text:p>7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8">
                <text:p>5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7">
                <text:p>8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8">
                <text:p>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2">
                <text:p>6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1">
                <text:p>9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1">
                <text:p>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90">
                <text:p>9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4">
                <text:p>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7">
                <text:p>2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52">
                <text:p>5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2">
                <text:p>3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50">
                <text:p>5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71">
                <text:p>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45">
                <text:p>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9">
                <text:p>1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84">
                <text:p>8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61">
                <text:p>6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6">
                <text:p>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9">
                <text:p>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6">
                <text:p>1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7">
                <text:p>2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8">
                <text:p>2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89">
                <text:p>8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98">
                <text:p>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98">
                <text:p>9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61">
                <text:p>61</text:p>
              </table:table-cell>
              <table:table-cell office:value-type="float" office:value="39">
                <text:p>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gap-width="7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769cm" svg:height="10.557cm" xlink:href=".." xlink:type="simple" chart:class="chart:bar" chart:style-name="ch1">
        <chart:title svg:x="6.867cm" svg:y="0.347cm" chart:style-name="ch2">
          <text:p>Randomized Data Point</text:p>
        </chart:title>
        <chart:legend chart:legend-position="end" svg:x="16.702cm" svg:y="4.724cm" style:legend-expansion="high" chart:style-name="ch3"/>
        <chart:plot-area chart:style-name="ch4" table:cell-range-address="Sheet1.E7:Sheet1.G13" chart:data-source-has-labels="both" svg:x="1.376cm" svg:y="1.363cm" svg:width="14.951cm" svg:height="8.012cm">
          <chartooo:coordinate-region svg:x="2.008cm" svg:y="1.565cm" svg:width="14.319cm" svg:height="7.157cm"/>
          <chart:axis chart:dimension="x" chart:name="primary-x" chart:style-name="ch5" chartooo:axis-type="auto">
            <chartooo:date-scale/>
            <chart:title svg:x="8.032cm" svg:y="9.586cm" chart:style-name="ch6">
              <text:p>Data Value</text:p>
            </chart:title>
            <chart:categories table:cell-range-address="Sheet1.E8:Sheet1.E13"/>
          </chart:axis>
          <chart:axis chart:dimension="y" chart:name="primary-y" chart:style-name="ch7">
            <chart:title svg:x="0.451cm" svg:y="6.167cm" chart:style-name="ch8">
              <text:p>Frequency</text:p>
            </chart:title>
            <chart:grid chart:style-name="ch9" chart:class="major"/>
          </chart:axis>
          <chart:series chart:style-name="ch10" chart:values-cell-range-address="Sheet1.F8:Sheet1.F13" chart:label-cell-address="Sheet1.F7:Sheet1.F7" chart:class="chart:bar">
            <chart:data-point chart:repeated="6"/>
          </chart:series>
          <chart:series chart:style-name="ch11" chart:values-cell-range-address="Sheet1.G8:Sheet1.G13" chart:label-cell-address="Sheet1.G7:Sheet1.G7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 1</text:p>
                <draw:g>
                  <svg:desc>Sheet1.F7:Sheet1.F7</svg:desc>
                </draw:g>
              </table:table-cell>
              <table:table-cell office:value-type="string">
                <text:p>Series 2</text:p>
                <draw:g>
                  <svg:desc>Sheet1.G7:Sheet1.G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E8:Sheet1.E13</svg:desc>
                </draw:g>
              </table:table-cell>
              <table:table-cell office:value-type="float" office:value="9">
                <text:p>9</text:p>
                <draw:g>
                  <svg:desc>Sheet1.F8:Sheet1.F13</svg:desc>
                </draw:g>
              </table:table-cell>
              <table:table-cell office:value-type="float" office:value="14">
                <text:p>14</text:p>
                <draw:g>
                  <svg:desc>Sheet1.G8:Sheet1.G13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